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01017e" draw:stroke="none" fo:margin="1.000000000000000pt" style:wrap="biggest" style:wrap-dynamic-threshold="0.000000000000000pt" svg:fill-rule="evenodd"/>
    </style:style>
    <style:style style:name="gr4" style:family="graphic">
      <style:graphic-properties draw:fill="solid" draw:fill-color="#fe0101"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71" draw:layer="" svg:width="149.99978400000pt" svg:height="100.00000000000pt"/>
          <draw:rect draw:style-name="gr3" draw:id="shape3" draw:name="rect403" draw:layer="" svg:width="149.99978400000pt" svg:height="66.66671120000pt" svg:x="0.00000000000pt" svg:y="33.33330080000pt"/>
          <draw:rect draw:style-name="gr4" draw:id="shape4" draw:name="rect135" draw:layer="" svg:width="149.99978400000pt" svg:height="33.33328560000pt" svg:x="0.00000000000pt" svg:y="66.66669920000pt"/>
          <draw:path draw:style-name="gr2" draw:id="shape5" draw:name="path150" draw:layer="" svg:width="48.56810631211pt" svg:height="55.58837519894pt" svg:x="26.12038720000pt" svg:y="22.69531120000pt" svg:viewBox="0 0 49 56" svg:d="M0 3.55271e-15L0 27.9377C1.91204 38.8449 6.97929 49.9435 24.0928 55.5884C41.1108 49.9435 46.5603 39.3232 48.5681 27.7464L48.5681 0Z" koffice:nodeTypes="cccccc"/>
          <draw:path draw:style-name="gr4" draw:id="shape6" draw:name="path140" draw:layer="" svg:width="44.69333146342pt" svg:height="51.56231751824pt" svg:x="28.04091040000pt" svg:y="24.90398320000pt" svg:viewBox="0 0 45 52" svg:d="M0 7.10543e-15L0 24.6225C1.72257 33.6024 5.07237 45.8654 22.2032 51.5623C39.2383 45.8654 43.1622 33.6024 44.6933 24.6225L44.6933 0Z" koffice:nodeTypes="cccccc"/>
          <draw:path draw:style-name="gr2" draw:id="shape7" draw:name="path153" draw:layer="" svg:width="26.77765644135pt" svg:height="31.95665069090pt" svg:x="37.06793440000pt" svg:y="26.63245520000pt" svg:viewBox="0 0 27 32" svg:d="M15.8752 13.0515L15.8752 16.9861L23.7173 16.9861C24.7688 16.9861 25.7576 16.4741 26.7777 16.2182L26.7777 23.6076C26.7777 23.6076 26.7777 23.6076 26.7777 23.6076C25.7256 23.3837 24.6971 22.936 23.6216 22.936L15.9709 22.936L15.9709 31.9567L10.711 31.7648L10.711 22.936L3.25156 22.936C2.13042 22.936 1.0839 23.5117 0 23.7995L0 15.9304C1.0201 16.2502 1.99158 16.8901 3.0603 16.8901L10.711 16.8901L10.711 12.9554L5.0686 12.9554C4.07984 12.9554 3.21966 13.6592 2.29512 14.011L2.29512 6.52578C3.34712 6.97366 4.30834 7.86924 5.45112 7.86924L10.8067 7.86924L10.8067 4.51038C10.8067 2.94159 9.91403 1.50351 9.46771 0L17.0229 0C16.6404 1.53552 15.8752 3.02365 15.8752 4.60642L15.8752 7.86924L20.9438 7.86924C22.2663 7.86924 23.4942 7.16557 24.7694 6.81373L24.7694 14.2031C23.6216 13.8192 22.536 13.0515 21.3264 13.0515Z" koffice:nodeTypes="cccccccccccccccccccccccccccccccc"/>
          <draw:path draw:style-name="gr3" draw:id="shape8" draw:name="path152" draw:layer="" svg:width="36.14353238179pt" svg:height="20.15821231910pt" svg:x="32.42227200000pt" svg:y="55.60955440957pt" svg:viewBox="0 0 36 20" svg:d="M10.9093 3.97544C6.38668 1.76434 2.06659 2.99909 0 6.53922C3.21144 12.5372 9.32157 17.3827 17.9334 20.1582C26.4974 17.3827 32.7276 12.5372 36.1435 6.82154C33.4825 1.85781 28.4217 2.51699 25.1502 4.06959C22.8408 -1.48158 13.4111 -1.19927 10.9093 3.97544Z" koffice:nodeTypes="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1:52</dc:date>
    <meta:creation-date>2011-05-22T06:11:27</meta:creation-date>
    <dc:creator>Yue Liu</dc:creator>
  </office:meta>
</office:document-meta>
</file>